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1">
      <style:paragraph-properties fo:margin-left="0.5in" fo:margin-right="0in" fo:margin-top="0in" fo:margin-bottom="0in" loext:contextual-spacing="true" fo:text-indent="-0.25in" style:auto-text-indent="false"/>
    </style:style>
    <style:style style:name="P4" style:family="paragraph" style:parent-style-name="Standard" style:list-style-name="WWNum3">
      <style:paragraph-properties fo:margin-left="0.5in" fo:margin-right="0in" fo:margin-top="0in" fo:margin-bottom="0in" loext:contextual-spacing="true" fo:text-indent="-0.25in" style:auto-text-indent="false"/>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paragraph-properties fo:margin-left="0.5in" fo:margin-right="0in" fo:margin-top="0in" fo:margin-bottom="0in" loext:contextual-spacing="false" fo:text-indent="0in" style:auto-text-indent="false"/>
    </style:style>
    <style:style style:name="P7" style:family="paragraph" style:parent-style-name="Heading_20_2">
      <style:paragraph-properties fo:margin-top="0.25in" fo:margin-bottom="0.0835in" loext:contextual-spacing="false"/>
    </style:style>
    <style:style style:name="P8"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style:text-underline-style="none"/>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hoaz0wwwk3v9"/>Tentative Central Manager Low Level Operation Description</text:p>
      <text:p text:style-name="P1">Please note: I think I use improper terminology here. When I say “blocking fashion” mean that all threads that access the function or region of memory being talked about must be forced to access it one at a time -- Each thread must finish its operations in that region before the next thread may begin.</text:p>
      <text:p text:style-name="P1"/>
      <text:p text:style-name="P1">The central manager is to be a multi-tasking device separated into four major categories of behavior, and, independently, 3 different priorities of thread.</text:p>
      <text:p text:style-name="P1"/>
      <text:p text:style-name="P1">Code will be separated by these major categories of behavior. Functions/behaviors within the categories will be called by threads of the three different priorities.</text:p>
      <text:p text:style-name="P1"/>
      <text:p text:style-name="P1">The three major categories of behavior, which will be referred to as subsystems, are:</text:p>
      <text:list xml:id="list6897353382926250035" text:style-name="WWNum2">
        <text:list-item>
          <text:p text:style-name="P2">The Sequencer</text:p>
        </text:list-item>
        <text:list-item>
          <text:p text:style-name="P2">The Governor</text:p>
        </text:list-item>
        <text:list-item>
          <text:p text:style-name="P2">The Link &amp; Logger</text:p>
        </text:list-item>
      </text:list>
      <text:p text:style-name="P1"/>
      <text:p text:style-name="P7"><text:bookmark text:name="_7tuib2xcp1bn"/>Governor</text:p>
      <text:p text:style-name="P1">The Governor is the lowest level section of programming. It contains:</text:p>
      <text:list xml:id="list5305987705962211812" text:style-name="WWNum1">
        <text:list-item>
          <text:p text:style-name="P3">All Hardware Interface Functions</text:p>
        </text:list-item>
        <text:list-item>
          <text:p text:style-name="P3">RAM Storage of Latest Data</text:p>
        </text:list-item>
        <text:list-item>
          <text:p text:style-name="P3">RAM Storage of Data Log Queue</text:p>
        </text:list-item>
        <text:list-item>
          <text:p text:style-name="P3">Data Access Functions</text:p>
        </text:list-item>
        <text:list-item>
          <text:p text:style-name="P3">Central Manager Control Functions</text:p>
        </text:list-item>
        <text:list-item>
          <text:p text:style-name="P3">Main Governor Routine.</text:p>
        </text:list-item>
      </text:list>
      <text:p text:style-name="P1"/>
      <text:p text:style-name="P1">It should be the only region of code that contains any programming related to hardware access. Most importantly, the Governor contains the code for the Main Governor Routine. This routine consists of the following steps:</text:p>
      <text:list xml:id="list2716756931260102326" text:style-name="WWNum3">
        <text:list-item>
          <text:p text:style-name="P4">Read all sensor data (IE, call the sensor-data acquisition subroutines) in succession.</text:p>
        </text:list-item>
        <text:list-item>
          <text:p text:style-name="P4">Read the latest UART data from the Central Manager.</text:p>
        </text:list-item>
        <text:list-item>
          <text:p text:style-name="P4">Save that data to RAM Latest Data (non blocking)</text:p>
        </text:list-item>
        <text:list-item>
          <text:p text:style-name="P4">Save that data to the Data Log Queue (in such a fashion that this queue can be accessed in non-blocking fashion by the Logger)</text:p>
        </text:list-item>
        <text:list-item>
          <text:p text:style-name="P4">Call the “Rapid Response” function inside the Sequencer from the same thread.</text:p>
        </text:list-item>
        <text:list-item>
          <text:p text:style-name="P4">Call the “Send Command” function on the latest function data. (Send Command serves dual purpose as regularly required heartbeat for actuator controller).</text:p>
        </text:list-item>
      </text:list>
      <text:p text:style-name="P1"/>
      <text:p text:style-name="P1">Rapid Response function should be run before the “Send Command” function.</text:p>
      <text:p text:style-name="P1"/>
      <text:p text:style-name="P1">The Governor also contains Data Access Functions. The Data Access Functions are a blocking <text:soft-page-break/>function to access latest data from RAM, and a non-blocking multi-thread-safe way of accessing the Data Log Queue that <text:span text:style-name="T2">ONE</text:span> external thread may call at a time to acquire data from the Queue that is not currently being modified.</text:p>
      <text:p text:style-name="P1"/>
      <text:p text:style-name="P1">Finally, The Governor contains Central Manager Control Functions. There are three Central Manager Control functions: A Send Command, a Set Next Command function, and a Get Message Order Identifier. (MOID). The Get Message Order Identifier returns a unique, increasing int64 in as little time as possible, and in a blocking fashion. The Set Next Command function receives as its input a full command state, and an MOID, and then sets, in RAM, the “next-command-to-be-sent” variable if and only if the MOID sent is larger than the most recent MOID given to the Set Next Command. Finally, the Send Command function just takes whatever is currently stored as the next command to be sent, and sends this command to the Actuator Controller.</text:p>
      <text:p text:style-name="P1"/>
      <text:p text:style-name="P1">The Main Governor Routine should be called at at least 100hz from the highest available priority thread. It should never be interrupted by another thread.</text:p>
      <text:p text:style-name="P1"/>
      <text:p text:style-name="P7"><text:bookmark text:name="_nomyp8e5mzps"/>Sequencer</text:p>
      <text:p text:style-name="P1">The Sequencer contains all code relating to high-level interpretation of data, and managing of the firing (or launch) sequence. Its code should be split into two parts: The Rapid Response section, and the Normal Operation section.</text:p>
      <text:p text:style-name="P1"/>
      <text:p text:style-name="P1">Rapid Response consists of a single function that gets called by the Main Governor Routine -- This function’s purpose is to read out data from the Governor, and very, very quickly interpret it for any emergency states, or states that require immediate action. If such a state is found, generate a MOID and call SetNextCommandToBeSent, and the Main Governor Routine guarantees that this command will be sent immediately after the Rapid Response function completes.</text:p>
      <text:p text:style-name="P1"/>
      <text:p text:style-name="P1">The Normal Operation Routine should be called somewhere around 10hz, and should be interruptible by the Main Governor Routine. This routine is to mostly to handle automatic state switching (for instance, when dealing with behaviours like “fire the engine for 10 seconds and then switch to half thrust), etc, etc -- IE, behaviors that are not directly reactive to sensor data. Behaviors such as “fire engine until temperature reaches X” should be handled both in the Normal Operation Routine, and in the Rapid Response function -- How this should be done is as follows:</text:p>
      <text:p text:style-name="P6">Normal Operation Routine reads data from the Link that indicates that the firing sequence should enter the “Fire Engine until Heat Reaches X” state and then set the current internal state variables to represent this.</text:p>
      <text:p text:style-name="P6"/>
      <text:p text:style-name="P6">Then, the Rapid Response function should check current state, and if current state is such that we are in “Fire Engine until Heat Reaches X” mode, should check what the <text:soft-page-break/>current heat variable is, and when that reaches X, both immediately change the internal state variable to reflect exiting the Fire Engine until Heat Reaches X mode, and also call Set Next Command in order to actually shut down the engines.</text:p>
      <text:p text:style-name="P6"/>
      <text:p text:style-name="P1">Modifications to state, and readings of variable state from the Governor during the Normal Operation Routine should create and modify an internal-use copy. Watch out for race conditions -- if the Governor thread blocks due to the Rapid Response wanting to modify Sequencer state during Normal Operation Thread sequencer State modification, then thread control should be relinquished back to the Normal Operation Thread until such modifications are complete. There should be a flag set by the Rapid Response function if it modifies state, and the Normal Operation Routine should not do its final state modification if this flag is set. This flag should be reset at the end of every Normal Operation Routine call.</text:p>
      <text:p text:style-name="P1"/>
      <text:p text:style-name="P1">All modification and reading of the state variables of the Normal Operation Routine should be thread safe and occur only at the beginning and end of the function.</text:p>
      <text:p text:style-name="P1"/>
      <text:p text:style-name="P1">The Normal Operation Routine should pull the latest message (parsed JSON object) from the Link. Every time there is a message from the Link, the time of this message should be recorded. If more than 5 seconds elapses without a message from the Link, the Normal Operation Routine should shut down the test in the safest available fashion.</text:p>
      <text:p text:style-name="P1"/>
      <text:p text:style-name="P1">At the end of every Normal Operation Routine Call, the internal copy made at the beginning of the Normal Operation Routine Call of the current variable state and the current Sequencer state should be written to an outgoing queue on the Link.</text:p>
      <text:p text:style-name="P7"><text:bookmark text:name="_8iychy1n9ynl"/>Link</text:p>
      <text:p text:style-name="P1">The link is a simple TCP IP server running in a low priority thread. It should do the following:</text:p>
      <text:list xml:id="list8441549425894885157" text:style-name="WWNum4">
        <text:list-item>
          <text:p text:style-name="P5">Read JSON data off the IP stream, convert into wrapper objects, and place in the incoming message queue.</text:p>
        </text:list-item>
        <text:list-item>
          <text:p text:style-name="P5">Read data frames off the outgoing data queue, convert said frames into timestamped json messages, write these messages to the network clients, and place these messages in the Log Buffer.</text:p>
        </text:list-item>
      </text:list>
      <text:p text:style-name="P7"><text:bookmark text:name="_5d58jk15gzeh"/>Logger</text:p>
      <text:p text:style-name="P6">Very low priority thread, lower, even, than the link. Just reads data off the Log buffer every once in a while, and saves as it can to the d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3" meta:word-count="1169" meta:character-count="7003" meta:non-whitespace-character-count="5894"/>
    <meta:generator>LibreOffice/5.1.6.2$Linux_X86_64 LibreOffice_project/10m0$Build-2</meta:generator>
  </office:meta>
</office:document-meta>
</file>